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ad56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Standard">Diari Comarcal “Notícies de Menorca”</text:p>
        <text:p text:style-name="Standard">Maó, 4 de novembre de 2025</text:p>
        <text:p text:style-name="Standard"/>
        <text:p text:style-name="Standard">Cultura i tradicions locals</text:p>
        <text:p text:style-name="Standard"/>
        <text:p text:style-name="Standard">Els festivals i festes tradicionals de Menorca continuen atraient turistes i residents. Aquest any, la celebració de Sant Joan ha comptat amb un augment de participants respecte a l’any passat, especialment a les poblacions de Ciutadella i Maó. Les danses i la música popular han estat protagonistes, amb grups locals que han omplert de color i alegria els carrers del centre històric.</text:p>
        <text:p text:style-name="Standard"/>
        <text:p text:style-name="Standard">A més, el mercat artesanal del port de Maó ha presentat novetats en productes locals, des de formatges artesanals fins a joies i ceràmica. Els visitants han pogut descobrir la riquesa cultural de l’illa i el treball dels artesans de la zona. <text:s text:c="84"/></text:p>
        <text:p text:style-name="Standard"/>
        <text:p text:style-name="Standard">Esports i activitats a l’aire lliure</text:p>
        <text:p text:style-name="Standard"/>
        <text:p text:style-name="Standard">L’equip de futbol base de Maó ha guanyat el torneig insular juvenil amb una actuació destacada durant tota la temporada. Els entrenadors han felicitat els jugadors per la constància i l’esperit esportiu.<text:span text:style-name="T1">a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0:38:42.936281356</meta:creation-date>
    <dc:date>2025-11-04T10:42:08.649682962</dc:date>
    <meta:editing-duration>PT3M26S</meta:editing-duration>
    <meta:editing-cycles>1</meta:editing-cycles>
    <meta:document-statistic meta:table-count="0" meta:image-count="0" meta:object-count="0" meta:page-count="1" meta:paragraph-count="7" meta:word-count="157" meta:character-count="1040" meta:non-whitespace-character-count="805"/>
    <meta:generator>LibreOffice/25.2.6.2$Linux_X86_64 LibreOffice_project/40d1a0e1d5bdf1afaeae24d9ece32bbb00fa66a4</meta:generator>
  </office:meta>
</office:document-meta>
</file>